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teration 3 rapport</text:h>
      <text:p text:style-name="Standard"/>
      <text:h text:style-name="Heading_20_2" text:outline-level="2">Planering</text:h>
      <text:p text:style-name="Standard">I denna iteration kommer jag att lägga till en funktion för att registrera ett nytt lag. Denna funktion kommer endast gälla för aktören lagledare. Eftersom jag kommer konstruera funktionen på ett liknande sätt som funktionen för att registrera konto i den första iterationen så tror jag att detta kommer gå ganska så snabbt att utföra. Dock har jag inte riktigt klart för mig hur jag ska implementera denna metod då det måste finnas någon form av koll på att det är en lagledare som har loggat in. Därför ser planeringen i stort sett likadan ut som för iteration två med undantag för identifieringen av metoder som blir något kortare då jag känner att jag har bra koll på hur metoden för registrering av lag ska fungera.</text:p>
      <text:h text:style-name="Heading_20_3" text:outline-level="3">Krav</text:h>
      <text:list xml:id="list4903798985979533038" text:style-name="L1">
        <text:list-item>
          <text:p text:style-name="P1">Analysera och specificera användningsfall - 45 minuter.</text:p>
        </text:list-item>
      </text:list>
      <text:h text:style-name="Heading_20_3" text:outline-level="3">Design/implementation</text:h>
      <text:list xml:id="list6364113722574844384" text:style-name="L2">
        <text:list-item>
          <text:p text:style-name="P2">Identifiera och specificera metoder - 45 minuter.</text:p>
        </text:list-item>
        <text:list-item>
          <text:p text:style-name="P2">Implementation - 1 timme.</text:p>
        </text:list-item>
      </text:list>
      <text:h text:style-name="Heading_20_3" text:outline-level="3">Test</text:h>
      <text:list xml:id="list5951259360484886779" text:style-name="L3">
        <text:list-item>
          <text:p text:style-name="P3">Analysera och specificera testning - 45 minuter.</text:p>
        </text:list-item>
        <text:list-item>
          <text:p text:style-name="P3">Implementation - 1 timme.</text:p>
        </text:list-item>
        <text:list-item>
          <text:p text:style-name="P3">Exekvering - 30 minuter.</text:p>
        </text:list-item>
      </text:list>
      <text:h text:style-name="Heading_20_3" text:outline-level="3">Reflektion</text:h>
      <text:list xml:id="list6284003836672301635" text:style-name="L4">
        <text:list-item>
          <text:p text:style-name="P4">Reflektera - 45 minuter.</text:p>
        </text:list-item>
      </text:list>
      <text:p text:style-name="Standard"/>
      <text:h text:style-name="Heading_20_2" text:outline-level="2">Reflektion </text:h>
      <text:p text:style-name="Standard">Denna iteration var den som gick allra smidigast att utföra då man har gått igenom alla delmoment ett par gånger nu. Det som tog mest tid denna gång var testdelen där jag kände att jag ville testa om <text:s/>samtliga parametrar innehöll text och inte bara en av dem, vilket var min första plan. Jag kände även att jag lyckades komma på en bra lösning för hur jag kunde simulera en inloggning för en aktör med lagledare-statu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k Erlandsson</meta:initial-creator>
    <meta:creation-date>2015-01-14T13:45:53.88</meta:creation-date>
    <meta:generator>OpenOffice/4.1.1$Win32 OpenOffice.org_project/411m6$Build-9775</meta:generator>
    <dc:date>2015-01-17T12:11:23.54</dc:date>
    <dc:creator>Patrik Erlandsson</dc:creator>
    <meta:editing-duration>PT10H40S</meta:editing-duration>
    <meta:editing-cycles>25</meta:editing-cycles>
    <meta:document-statistic meta:table-count="0" meta:image-count="0" meta:object-count="0" meta:page-count="1" meta:paragraph-count="16" meta:word-count="255" meta:character-count="1474"/>
  </office:meta>
</office:document-meta>
</file>